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710de" officeooo:paragraph-rsid="00071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ravec 特征点提取算法实习报告</text:p>
      <text:p text:style-name="P1">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4-01T13:04:28.175755151</meta:creation-date>
    <dc:date>2014-04-01T13:05:19.370087391</dc:date>
    <dc:creator>root </dc:creator>
    <meta:editing-duration>P0D</meta:editing-duration>
    <meta:editing-cycles>1</meta:editing-cycles>
    <meta:document-statistic meta:table-count="0" meta:image-count="0" meta:object-count="0" meta:page-count="1" meta:paragraph-count="2" meta:word-count="13" meta:character-count="45" meta:non-whitespace-character-count="44"/>
    <meta:generator>LibreOffice/4.1.0.4$Linux_X86_64 LibreOffice_project/410m0$Build-4</meta:generator>
  </office:meta>
</office:document-meta>
</file>